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a8a04" officeooo:paragraph-rsid="001a8a04"/>
    </style:style>
    <style:style style:name="P2" style:family="paragraph" style:parent-style-name="Standard">
      <style:paragraph-properties fo:text-align="center" style:justify-single-word="false"/>
      <style:text-properties officeooo:rsid="001be634" officeooo:paragraph-rsid="001be634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e634" officeooo:paragraph-rsid="001be63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2639" officeooo:paragraph-rsid="001e263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e634" officeooo:paragraph-rsid="001be63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8168" officeooo:paragraph-rsid="001c816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f1a8b" officeooo:paragraph-rsid="001f1a8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1a787" officeooo:paragraph-rsid="0021a78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24cf73" officeooo:paragraph-rsid="0024cf7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80bc8" officeooo:paragraph-rsid="00280bc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39505" officeooo:paragraph-rsid="00280bc8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bold" officeooo:rsid="001be634" officeooo:paragraph-rsid="001be63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c8168" officeooo:paragraph-rsid="001c816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e2639" officeooo:paragraph-rsid="001e2639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officeooo:rsid="0024cf73" officeooo:paragraph-rsid="0024cf73"/>
    </style:style>
    <style:style style:name="P17" style:family="paragraph" style:parent-style-name="Table_20_Contents">
      <style:paragraph-properties fo:text-align="start" style:justify-single-word="false"/>
      <style:text-properties officeooo:rsid="002640ea" officeooo:paragraph-rsid="002640ea"/>
    </style:style>
    <style:style style:name="P18" style:family="paragraph" style:parent-style-name="Standard">
      <style:paragraph-properties fo:text-align="center" style:justify-single-word="false"/>
      <style:text-properties style:text-underline-style="none" fo:font-weight="bold" officeooo:rsid="001f1a8b" officeooo:paragraph-rsid="001f1a8b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bold" officeooo:rsid="002db64e" officeooo:paragraph-rsid="002db64e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2db64e" officeooo:paragraph-rsid="002db64e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acc03" officeooo:paragraph-rsid="002acc0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80bc8" officeooo:paragraph-rsid="00280bc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80bc8" officeooo:paragraph-rsid="002c5ad7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2db64e" officeooo:paragraph-rsid="002db64e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e634" officeooo:paragraph-rsid="001be634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ndale Mono" style:text-underline-style="none" fo:font-weight="normal" officeooo:rsid="002a8fda" officeooo:paragraph-rsid="002a8fd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ndale Mono" style:text-underline-style="none" fo:font-weight="normal" officeooo:rsid="001f1a8b" officeooo:paragraph-rsid="001f1a8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ndale Mono" style:text-underline-style="none" fo:font-weight="normal" officeooo:rsid="002a8fda" officeooo:paragraph-rsid="002a8fda" fo:background-color="#ffff00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ndale Mono" style:text-underline-style="none" fo:font-weight="bold" officeooo:rsid="001f1a8b" officeooo:paragraph-rsid="001f1a8b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ndale Mono" style:text-underline-style="solid" style:text-underline-width="auto" style:text-underline-color="font-color" fo:font-weight="bold" officeooo:rsid="001be634" officeooo:paragraph-rsid="001be634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ndale Mono" style:text-underline-style="solid" style:text-underline-width="auto" style:text-underline-color="font-color" fo:font-weight="normal" officeooo:rsid="002acc03" officeooo:paragraph-rsid="002acc03" style:font-weight-asian="normal" style:font-weight-complex="normal"/>
    </style:style>
    <style:style style:name="T1" style:family="text">
      <style:text-properties officeooo:rsid="001c8168"/>
    </style:style>
    <style:style style:name="T2" style:family="text">
      <style:text-properties officeooo:rsid="001e2639"/>
    </style:style>
    <style:style style:name="T3" style:family="text">
      <style:text-properties officeooo:rsid="002640ea"/>
    </style:style>
    <style:style style:name="T4" style:family="text">
      <style:text-properties officeooo:rsid="00280bc8"/>
    </style:style>
    <style:style style:name="T5" style:family="text">
      <style:text-properties officeooo:rsid="002a8fda"/>
    </style:style>
    <style:style style:name="T6" style:family="text">
      <style:text-properties officeooo:rsid="002acc03"/>
    </style:style>
    <style:style style:name="T7" style:family="text">
      <style:text-properties officeooo:rsid="002c5ad7"/>
    </style:style>
    <style:style style:name="T8" style:family="text">
      <style:text-properties officeooo:rsid="002f3d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Life Cycle</text:p>
      <text:p text:style-name="P2">A2</text:p>
      <text:p text:style-name="P2"/>
      <text:p text:style-name="P3">1. Problem Specification</text:p>
      <text:p text:style-name="P9">1) The sequential C code fills an array of size n with integers. Use arbitrary hard-coded integers, (e.g., </text:p>
      <text:p text:style-name="P9">array[i] = 3 or array[i] = 4 or array[i] = 2, etc.). </text:p>
      <text:p text:style-name="P9">Run your program with different values of n as shown in the leftmost column of the table below. For every </text:p>
      <text:p text:style-name="P9">value of n record time taken by filling the array.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N</text:p>
          </table:table-cell>
          <table:table-cell table:style-name="Table1.A1" office:value-type="string">
            <text:p text:style-name="P16">Time for Sequential Code</text:p>
          </table:table-cell>
          <table:table-cell table:style-name="Table1.C1" office:value-type="string">
            <text:p text:style-name="P16">Time for parallel code</text:p>
          </table:table-cell>
        </table:table-row>
        <table:table-row>
          <table:table-cell table:style-name="Table1.A2" office:value-type="string">
            <text:p text:style-name="P16">100</text:p>
          </table:table-cell>
          <table:table-cell table:style-name="Table1.A2" office:value-type="string">
            <text:p text:style-name="P17">0.000178</text:p>
          </table:table-cell>
          <table:table-cell table:style-name="Table1.C2" office:value-type="string">
            <text:p text:style-name="P17">0.000239</text:p>
          </table:table-cell>
        </table:table-row>
        <table:table-row>
          <table:table-cell table:style-name="Table1.A2" office:value-type="string">
            <text:p text:style-name="P16">1,000</text:p>
          </table:table-cell>
          <table:table-cell table:style-name="Table1.A2" office:value-type="string">
            <text:p text:style-name="P17">0.000202</text:p>
          </table:table-cell>
          <table:table-cell table:style-name="Table1.C2" office:value-type="string">
            <text:p text:style-name="P17">0.000207</text:p>
          </table:table-cell>
        </table:table-row>
        <table:table-row>
          <table:table-cell table:style-name="Table1.A2" office:value-type="string">
            <text:p text:style-name="P16">10,000</text:p>
          </table:table-cell>
          <table:table-cell table:style-name="Table1.A2" office:value-type="string">
            <text:p text:style-name="P17">0.000138</text:p>
          </table:table-cell>
          <table:table-cell table:style-name="Table1.C2" office:value-type="string">
            <text:p text:style-name="P17">0.000240</text:p>
          </table:table-cell>
        </table:table-row>
        <table:table-row>
          <table:table-cell table:style-name="Table1.A2" office:value-type="string">
            <text:p text:style-name="P16">100,000</text:p>
          </table:table-cell>
          <table:table-cell table:style-name="Table1.A2" office:value-type="string">
            <text:p text:style-name="P17">0.001088</text:p>
          </table:table-cell>
          <table:table-cell table:style-name="Table1.C2" office:value-type="string">
            <text:p text:style-name="P17">0.000353</text:p>
          </table:table-cell>
        </table:table-row>
        <table:table-row>
          <table:table-cell table:style-name="Table1.A2" office:value-type="string">
            <text:p text:style-name="P16">1,000,000</text:p>
          </table:table-cell>
          <table:table-cell table:style-name="Table1.A2" office:value-type="string">
            <text:p text:style-name="P15"><text:span text:style-name="T3">0</text:span>.<text:span text:style-name="T3">009408</text:span></text:p>
          </table:table-cell>
          <table:table-cell table:style-name="Table1.C2" office:value-type="string">
            <text:p text:style-name="P17">0.001703</text:p>
          </table:table-cell>
        </table:table-row>
        <table:table-row>
          <table:table-cell table:style-name="Table1.A2" office:value-type="string">
            <text:p text:style-name="P16">10,000,000</text:p>
          </table:table-cell>
          <table:table-cell table:style-name="Table1.A2" office:value-type="string">
            <text:p text:style-name="P17">0.085152</text:p>
          </table:table-cell>
          <table:table-cell table:style-name="Table1.C2" office:value-type="string">
            <text:p text:style-name="P17">0.012601</text:p>
          </table:table-cell>
        </table:table-row>
      </table:table>
      <text:p text:style-name="P9"/>
      <text:p text:style-name="P9"/>
      <text:p text:style-name="P9"/>
      <text:p text:style-name="P3">2 Program Structure Design</text:p>
      <text:p text:style-name="P3"/>
      <text:p text:style-name="P12">2.1 modules and Their Basic Structure <text:span text:style-name="T1">(functions not modules)</text:span></text:p>
      <text:p text:style-name="P6">a) main:</text:p>
      <text:p text:style-name="P6"><text:tab/><text:span text:style-name="T4">Starts the timer</text:span></text:p>
      <text:p text:style-name="P6"><text:tab/><text:span text:style-name="T4">calls getArraySize</text:span></text:p>
      <text:p text:style-name="P6"><text:tab/><text:span text:style-name="T4">populate array</text:span></text:p>
      <text:p text:style-name="P6"><text:tab/><text:span text:style-name="T4">get end time</text:span></text:p>
      <text:p text:style-name="P6"><text:tab/><text:span text:style-name="T4">print end time</text:span></text:p>
      <text:p text:style-name="P6">b) <text:span text:style-name="T4">getArraySize</text:span></text:p>
      <text:p text:style-name="P6"><text:tab/><text:span text:style-name="T4">get the array size from command line</text:span></text:p>
      <text:p text:style-name="P6"/>
      <text:p text:style-name="P13"/>
      <text:p text:style-name="P12"/>
      <text:p text:style-name="P12">2.2 pesudocode for the modules</text:p>
      <text:p text:style-name="P10">/*main */</text:p>
      <text:p text:style-name="P23">/*init time stuff */</text:p>
      <text:p text:style-name="P23">/*call getArraySize */</text:p>
      <text:p text:style-name="P23">/*malloc space for array */</text:p>
      <text:p text:style-name="P10">/*loop through all indexes of array randomly populating each index */</text:p>
      <text:p text:style-name="P10">/* free array */</text:p>
      <text:p text:style-name="P10">/*get end time */</text:p>
      <text:p text:style-name="P10">/* print final time */</text:p>
      <text:p text:style-name="P10"/>
      <text:p text:style-name="P10">/*<text:span text:style-name="T7">getArraySize</text:span></text:p>
      <text:p text:style-name="P10"><text:soft-page-break/><text:tab/>/* <text:span text:style-name="T7">gets the array size* /</text:span></text:p>
      <text:p text:style-name="P10"><text:tab/>/* <text:span text:style-name="T7">does some basic error checking */</text:span></text:p>
      <text:p text:style-name="P7"/>
      <text:p text:style-name="P14"/>
      <text:p text:style-name="P3">3. Risk Analysi<text:span text:style-name="T4">s</text:span></text:p>
      <text:p text:style-name="P10">There is little risk in this program, as long as the size of the array is valid everything should work well</text:p>
      <text:p text:style-name="P10">perhaps if N is to large errors will be made</text:p>
      <text:p text:style-name="P3"/>
      <text:p text:style-name="P3">4.Verification</text:p>
      <text:p text:style-name="P11">The algorithm has only one execution path (a sequential execution). Correctness of the path has been verified by me by analyzing its steps, and their completeness </text:p>
      <text:p text:style-name="P3"/>
      <text:p text:style-name="P3">5. Coding</text:p>
      <text:p text:style-name="P3"/>
      <text:p text:style-name="P19">5.0</text:p>
      <text:p text:style-name="P24">/************************************************* </text:p>
      <text:p text:style-name="P24">* Course: CS 4540 – Fall 2015</text:p>
      <text:p text:style-name="P24">* Assignment 3 - Problem 1</text:p>
      <text:p text:style-name="P24">* Name: Aron Lawrence</text:p>
      <text:p text:style-name="P24">* E-mail: aron.r.lawrence@wmich.edu</text:p>
      <text:p text:style-name="P24">* Submitted: 10/09/15</text:p>
      <text:p text:style-name="P24">*************************************************/</text:p>
      <text:p text:style-name="P24">#define _POSIX_C_SOURCE 199309L <text:s/>/*seems like i need this timespec*/</text:p>
      <text:p text:style-name="P24">/* int getArraySize (int, char **); */</text:p>
      <text:p text:style-name="P24">/* global varible */</text:p>
      <text:p text:style-name="P24">/* int ARRAYZISE */</text:p>
      <text:p text:style-name="P24">/********************************************</text:p>
      <text:p text:style-name="P24">* keeps track of time</text:p>
      <text:p text:style-name="P24">* gets size of array</text:p>
      <text:p text:style-name="P24">* populates array</text:p>
      <text:p text:style-name="P24">*******************************************/</text:p>
      <text:p text:style-name="P24"/>
      <text:p text:style-name="P24">/* int main(int argc, char *argv[]) {</text:p>
      <text:p text:style-name="P24"><text:s/>/*get the array size from command line */</text:p>
      <text:p text:style-name="P24">/* int *array */</text:p>
      <text:p text:style-name="P24"><text:tab/>array = malloc (sizeof(int) * ARRAYSIZE);</text:p>
      <text:p text:style-name="P24"><text:tab/><text:tab/>/* print to check random numbers are random */</text:p>
      <text:p text:style-name="P24"><text:tab/><text:tab/>/*printf("array index %d has value: %d\n", i, array[i]); */</text:p>
      <text:p text:style-name="P24">/********************************************</text:p>
      <text:p text:style-name="P24">* gets the argument from the command line to</text:p>
      <text:p text:style-name="P24">* find the size of the array</text:p>
      <text:p text:style-name="P24">* ARRAYSIZE is a global varible</text:p>
      <text:p text:style-name="P24">*********************************************/</text:p>
      <text:p text:style-name="P24">int getArraySize (int argc, char *argv[]) {</text:p>
      <text:p text:style-name="P24"><text:tab/>/* checks if proper number of args */</text:p>
      <text:p text:style-name="P24"><text:tab/>/* checks if number was entered <text:s/><text:span text:style-name="T8">and assigns value to ARRAYSIZE</text:span>*/</text:p>
      <text:p text:style-name="P24"><text:tab/>/* checks if positive number */</text:p>
      <text:p text:style-name="P20"><text:soft-page-break/></text:p>
      <text:p text:style-name="P3"/>
      <text:p text:style-name="P18">5.1 version one</text:p>
      <text:p text:style-name="P26">/************************************************* </text:p>
      <text:p text:style-name="P26">* Course: CS 4540 – Fall 2015</text:p>
      <text:p text:style-name="P26">* Assignment 3 - Problem 1</text:p>
      <text:p text:style-name="P26">* Name: Aron Lawrence</text:p>
      <text:p text:style-name="P26">* E-mail: aron.r.lawrence@wmich.edu</text:p>
      <text:p text:style-name="P26">* Submitted: 10/09/15</text:p>
      <text:p text:style-name="P26">*************************************************/</text:p>
      <text:p text:style-name="P26">#define _POSIX_C_SOURCE 199309L <text:s/>/*seems like i need this timespec*/</text:p>
      <text:p text:style-name="P26">#include &lt;stdio.h&gt;</text:p>
      <text:p text:style-name="P26">#include &lt;stdint.h&gt;</text:p>
      <text:p text:style-name="P26">#include &lt;stdlib.h&gt;</text:p>
      <text:p text:style-name="P26">#include &lt;time.h&gt;</text:p>
      <text:p text:style-name="P26"></text:p>
      <text:p text:style-name="P26"></text:p>
      <text:p text:style-name="P26"/>
      <text:p text:style-name="P26">/* global varible */</text:p>
      <text:p text:style-name="P26">int ARRAYSIZE;</text:p>
      <text:p text:style-name="P26">/********************************************</text:p>
      <text:p text:style-name="P26">* keeps track of time</text:p>
      <text:p text:style-name="P26">* gets size of array</text:p>
      <text:p text:style-name="P26">* populates array</text:p>
      <text:p text:style-name="P26">*******************************************/</text:p>
      <text:p text:style-name="P26">int main(int argc, char *argv[]) {</text:p>
      <text:p text:style-name="P26"><text:tab/>struct timespec start, finish;</text:p>
      <text:p text:style-name="P26"><text:tab/>double elapsed;</text:p>
      <text:p text:style-name="P26"><text:tab/>int i;</text:p>
      <text:p text:style-name="P26"><text:tab/>clock_gettime(CLOCK_MONOTONIC, &amp; start);</text:p>
      <text:p text:style-name="P26"><text:tab/>ARRAYSIZE = 10</text:p>
      <text:p text:style-name="P26"><text:tab/>if (getArraySize(argc, argv) == -1) { /*get the array size from command line */</text:p>
      <text:p text:style-name="P26"><text:tab/><text:tab/>return -1;</text:p>
      <text:p text:style-name="P26"><text:tab/>}</text:p>
      <text:p text:style-name="P26"><text:tab/>srand(time(NULL));</text:p>
      <text:p text:style-name="P26"><text:tab/>int *array;</text:p>
      <text:p text:style-name="P26"><text:tab/>array = malloc (sizeof(int) * ARRAYSIZE);</text:p>
      <text:p text:style-name="P26"><text:tab/>for (i = 0; i &lt; ARRAYSIZE; i++) {</text:p>
      <text:p text:style-name="P26"><text:tab/><text:tab/>array[i] =rand();</text:p>
      <text:p text:style-name="P26"><text:tab/><text:tab/>/* print to check random numbers are random */</text:p>
      <text:p text:style-name="P26"><text:tab/><text:tab/>/*printf("array index %d has value: %d\n", i, array[i]); */</text:p>
      <text:p text:style-name="P26"><text:tab/>}</text:p>
      <text:p text:style-name="P26"></text:p>
      <text:p text:style-name="P26"><text:tab/>free(array);</text:p>
      <text:p text:style-name="P26"><text:tab/>clock_gettime(CLOCK_MONOTONIC, &amp;finish);</text:p>
      <text:p text:style-name="P26"><text:tab/>elapsed = (finish.tv_sec - start.tv_sec);</text:p>
      <text:p text:style-name="P26"><text:tab/>elapsed += (finish.tv_nsec - start.tv_nsec) / 1000000000.0;</text:p>
      <text:p text:style-name="P26"><text:soft-page-break/><text:tab/>printf("Elapsed time for array of size %i <text:s/>Sequential Code: %f\n", ARRAYSIZE, elapsed);</text:p>
      <text:p text:style-name="P26"><text:tab/>return 0</text:p>
      <text:p text:style-name="P27"/>
      <text:p text:style-name="P29">5.2 <text:span text:style-name="T5">(implemented command line args)</text:span></text:p>
      <text:p text:style-name="P26">/************************************************* </text:p>
      <text:p text:style-name="P26">* Course: CS 4540 – Fall 2015</text:p>
      <text:p text:style-name="P26">* Assignment 3 - Problem 1</text:p>
      <text:p text:style-name="P26">* Name: Aron Lawrence</text:p>
      <text:p text:style-name="P26">* E-mail: aron.r.lawrence@wmich.edu</text:p>
      <text:p text:style-name="P26">* Submitted: 10/09/15</text:p>
      <text:p text:style-name="P26">*************************************************/</text:p>
      <text:p text:style-name="P26">#define _POSIX_C_SOURCE 199309L <text:s/>/*seems like i need this timespec*/</text:p>
      <text:p text:style-name="P26">#include &lt;stdio.h&gt;</text:p>
      <text:p text:style-name="P26">#include &lt;stdint.h&gt;</text:p>
      <text:p text:style-name="P26">#include &lt;stdlib.h&gt;</text:p>
      <text:p text:style-name="P26">#include &lt;time.h&gt;</text:p>
      <text:p text:style-name="P26"></text:p>
      <text:p text:style-name="P26"></text:p>
      <text:p text:style-name="P28">int getArraySize (int, char **);</text:p>
      <text:p text:style-name="P26">/* global varible */</text:p>
      <text:p text:style-name="P26">int ARRAYSIZE;</text:p>
      <text:p text:style-name="P26">/********************************************</text:p>
      <text:p text:style-name="P26">* keeps track of time</text:p>
      <text:p text:style-name="P26">* gets size of array</text:p>
      <text:p text:style-name="P26">* populates array</text:p>
      <text:p text:style-name="P26">*******************************************/</text:p>
      <text:p text:style-name="P26">int main(int argc, char *argv[]) {</text:p>
      <text:p text:style-name="P26"><text:tab/>struct timespec start, finish;</text:p>
      <text:p text:style-name="P26"><text:tab/>double elapsed;</text:p>
      <text:p text:style-name="P26"><text:tab/>int i;</text:p>
      <text:p text:style-name="P26"><text:tab/>clock_gettime(CLOCK_MONOTONIC, &amp; start);</text:p>
      <text:p text:style-name="P26"><text:tab/></text:p>
      <text:p text:style-name="P26"><text:tab/>if (getArraySize(argc, argv) == -1) { /*get the array size from command line */</text:p>
      <text:p text:style-name="P26"><text:tab/><text:tab/>return -1;</text:p>
      <text:p text:style-name="P26"><text:tab/>}</text:p>
      <text:p text:style-name="P26"><text:tab/>srand(time(NULL));</text:p>
      <text:p text:style-name="P26"><text:tab/>int *array;</text:p>
      <text:p text:style-name="P26"><text:tab/>array = malloc (sizeof(int) * ARRAYSIZE);</text:p>
      <text:p text:style-name="P26"><text:tab/>for (i = 0; i &lt; ARRAYSIZE; i++) {</text:p>
      <text:p text:style-name="P26"><text:tab/><text:tab/>array[i] =rand();</text:p>
      <text:p text:style-name="P26"><text:tab/><text:tab/>/* print to check random numbers are random */</text:p>
      <text:p text:style-name="P26"><text:tab/><text:tab/>/*printf("array index %d has value: %d\n", i, array[i]); */</text:p>
      <text:p text:style-name="P26"><text:tab/>}</text:p>
      <text:p text:style-name="P26"></text:p>
      <text:p text:style-name="P26"><text:tab/>free(array);</text:p>
      <text:p text:style-name="P26"><text:tab/>clock_gettime(CLOCK_MONOTONIC, &amp;finish);</text:p>
      <text:p text:style-name="P26"><text:tab/>elapsed = (finish.tv_sec - start.tv_sec);</text:p>
      <text:p text:style-name="P26"><text:tab/>elapsed += (finish.tv_nsec - start.tv_nsec) / 1000000000.0;</text:p>
      <text:p text:style-name="P26"><text:tab/>printf("Elapsed time for array of size %i <text:s/>Sequential Code: %f\n", ARRAYSIZE, elapsed);</text:p>
      <text:p text:style-name="P26"><text:tab/>return 0;</text:p>
      <text:p text:style-name="P26">}</text:p>
      <text:p text:style-name="P28">/********************************************</text:p>
      <text:p text:style-name="P28">* gets the argument from the command line to</text:p>
      <text:p text:style-name="P28">* find the size of the array</text:p>
      <text:p text:style-name="P28">* ARRAYSIZE is a global varible</text:p>
      <text:p text:style-name="P28">*********************************************/</text:p>
      <text:p text:style-name="P28">int getArraySize (int argc, char *argv[]) {</text:p>
      <text:p text:style-name="P28"><text:tab/></text:p>
      <text:p text:style-name="P28"><text:tab/>char badChar;</text:p>
      <text:p text:style-name="P28"><text:tab/>/* checks if proper number of args */</text:p>
      <text:p text:style-name="P28"><text:tab/>if (argc != 2) {</text:p>
      <text:p text:style-name="P28"><text:tab/><text:tab/>printf("Error ussage is: %s [Number]\n", argv[0]); </text:p>
      <text:p text:style-name="P28"><text:tab/><text:tab/>return -1;</text:p>
      <text:p text:style-name="P28"><text:tab/>/* checks if number was entered */</text:p>
      <text:p text:style-name="P28"><text:tab/>} else if (sscanf (argv[1], "%i %c", &amp;ARRAYSIZE, &amp;badChar)!=1) { </text:p>
      <text:p text:style-name="P28"><text:tab/><text:tab/>printf("Please enter a valid integer not: %s\n", argv[1]);</text:p>
      <text:p text:style-name="P28"><text:tab/><text:tab/>return -1;</text:p>
      <text:p text:style-name="P28"><text:tab/>/* checks if positive number */</text:p>
      <text:p text:style-name="P28"><text:tab/>} else if (ARRAYSIZE &lt;= 0) { </text:p>
      <text:p text:style-name="P28"><text:tab/><text:tab/>printf("Please enter a valid positive integer\n");</text:p>
      <text:p text:style-name="P28"><text:tab/><text:tab/>return -1;</text:p>
      <text:p text:style-name="P28"><text:tab/>} else {</text:p>
      <text:p text:style-name="P28"><text:tab/><text:tab/>return 0;</text:p>
      <text:p text:style-name="P28"><text:tab/>}</text:p>
      <text:p text:style-name="P28"></text:p>
      <text:p text:style-name="P28">}</text:p>
      <text:p text:style-name="P30">*/<text:span text:style-name="T6">Wrote a bash script to automate testing of both programs*/</text:span></text:p>
      <text:p text:style-name="P31">#!/bin/bash</text:p>
      <text:p text:style-name="P31">rm outfile.txt</text:p>
      <text:p text:style-name="P31"><text:soft-page-break/></text:p>
      <text:p text:style-name="P31">n=100</text:p>
      <text:p text:style-name="P31">for((i=1; i&lt;7; i++))</text:p>
      <text:p text:style-name="P31">do</text:p>
      <text:p text:style-name="P31">./P1A3 "$n" &gt;&gt;outfile.txt</text:p>
      <text:p text:style-name="P31">let n=$n*10</text:p>
      <text:p text:style-name="P31">done</text:p>
      <text:p text:style-name="P31"></text:p>
      <text:p text:style-name="P31"/>
      <text:p text:style-name="P31">cat outfile.txt</text:p>
      <text:p text:style-name="P31">exit 0</text:p>
      <text:p text:style-name="P3"/>
      <text:p text:style-name="P3">6. Testing</text:p>
      <text:p text:style-name="P21">./automate.sh</text:p>
      <text:p text:style-name="P21">Elapsed time for array of size 100 <text:s/>Sequential Code: 0.000046</text:p>
      <text:p text:style-name="P21">Elapsed time for array of size 1000 <text:s/>Sequential Code: 0.000202</text:p>
      <text:p text:style-name="P21">Elapsed time for array of size 10000 <text:s/>Sequential Code: 0.000580</text:p>
      <text:p text:style-name="P21">Elapsed time for array of size 100000 <text:s/>Sequential Code: 0.003982</text:p>
      <text:p text:style-name="P21">Elapsed time for array of size 1000000 <text:s/>Sequential Code: 0.017433</text:p>
      <text:p text:style-name="P21">Elapsed time for array of size 10000000 <text:s/>Sequential Code: 0.084474</text:p>
      <text:p text:style-name="P21"/>
      <text:p text:style-name="P21">./automate.sh </text:p>
      <text:p text:style-name="P21">Elapsed time for array of size 100 <text:s/>Sequential Code: 0.000172</text:p>
      <text:p text:style-name="P21">Elapsed time for array of size 1000 <text:s/>Sequential Code: 0.000200</text:p>
      <text:p text:style-name="P21">Elapsed time for array of size 10000 <text:s/>Sequential Code: 0.000627</text:p>
      <text:p text:style-name="P21">Elapsed time for array of size 100000 <text:s/>Sequential Code: 0.004043</text:p>
      <text:p text:style-name="P21">Elapsed time for array of size 1000000 <text:s/>Sequential Code: 0.017000</text:p>
      <text:p text:style-name="P21">Elapsed time for array of size 10000000 <text:s/>Sequential Code: 0.083428</text:p>
      <text:p text:style-name="P4">7. Refining The Program</text:p>
      <text:p text:style-name="P8">No refinements are needed, In this program, I have already included all required features</text:p>
      <text:p text:style-name="P3"/>
      <text:p text:style-name="P3"><text:span text:style-name="T2">8</text:span>. Production</text:p>
      <text:p text:style-name="P8">I prepared a copy of the entire program for Lab TA’s evaluation, as specified by the TA (<text:span text:style-name="T6">including</text:span> monospace font). </text:p>
      <text:p text:style-name="P8">Then, I sent electronically the copy to the Lab TA.</text:p>
      <text:p text:style-name="P5"/>
      <text:p text:style-name="P3"><text:span text:style-name="T2">9</text:span>. Maintenance</text:p>
      <text:p text:style-name="P8">To fully benefit from the program evaluation feedback received from the Lab TA, I will perform </text:p>
      <text:p text:style-name="P8">program maintenance. This means that I should use all TAs feedback to improve my program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8a04" officeooo:paragraph-rsid="001a8a0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1:24:06.106485877</meta:creation-date>
    <meta:generator>LibreOffice/4.2.8.2$Linux_X86_64 LibreOffice_project/420m0$Build-2</meta:generator>
    <dc:date>2015-11-01T22:26:03.575027672</dc:date>
    <meta:editing-duration>P4DT16H35M12S</meta:editing-duration>
    <meta:editing-cycles>12</meta:editing-cycles>
    <meta:document-statistic meta:table-count="1" meta:image-count="0" meta:object-count="0" meta:page-count="5" meta:paragraph-count="243" meta:word-count="1103" meta:character-count="7542" meta:non-whitespace-character-count="6373"/>
  </office:meta>
</office:document-meta>
</file>